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23cm"/>
    </style:style>
    <style:style style:name="co3" style:family="table-column">
      <style:table-column-properties fo:break-before="auto" style:column-width="4.987cm"/>
    </style:style>
    <style:style style:name="co4" style:family="table-column">
      <style:table-column-properties fo:break-before="auto" style:column-width="5.117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5.893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4.78cm"/>
    </style:style>
    <style:style style:name="co9" style:family="table-column">
      <style:table-column-properties fo:break-before="auto" style:column-width="4.807cm"/>
    </style:style>
    <style:style style:name="co10" style:family="table-column">
      <style:table-column-properties fo:break-before="auto" style:column-width="4.184cm"/>
    </style:style>
    <style:style style:name="co11" style:family="table-column">
      <style:table-column-properties fo:break-before="auto" style:column-width="4.7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ff45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00fa9a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b8860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e0ff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0ffff" style:text-align-source="fix" style:repeat-content="false"/>
      <style:paragraph-properties fo:text-align="center" fo:margin-left="0cm"/>
      <style:text-properties style:use-window-font-color="true" style:text-underline-style="none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652cm" fo:min-width="0.506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479cm" fo:min-width="4.932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1.78cm" fo:min-width="0.545cm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664cm" fo:min-width="3.062cm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2.364cm" fo:min-width="0.545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99cm" fo:min-width="4.262cm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2.79cm" fo:min-width="0.545cm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2.656cm" fo:min-width="0.545cm"/>
      <style:paragraph-properties fo:text-align="center"/>
    </style:style>
    <style:style style:name="gr9" style:family="graphic">
      <style:graphic-properties draw:textarea-horizontal-align="justify" draw:textarea-vertical-align="middle" draw:auto-grow-height="false" fo:min-height="0.664cm" fo:min-width="9.608cm"/>
      <style:paragraph-properties fo:text-align="center"/>
    </style:style>
    <style:style style:name="gr10" style:family="graphic">
      <style:graphic-properties draw:textarea-horizontal-align="justify" draw:textarea-vertical-align="middle" draw:auto-grow-height="false" fo:min-height="0.452cm" fo:min-width="10.488cm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4.754cm" fo:min-width="0.545cm"/>
      <style:paragraph-properties fo:text-align="center"/>
    </style:style>
    <style:style style:name="gr12" style:family="graphic">
      <style:graphic-properties draw:textarea-horizontal-align="justify" draw:textarea-vertical-align="middle" draw:auto-grow-height="false" fo:min-height="0.452cm" fo:min-width="5.596cm"/>
      <style:paragraph-properties fo:text-align="center"/>
    </style:style>
    <style:style style:name="gr13" style:family="graphic">
      <style:graphic-properties draw:textarea-horizontal-align="justify" draw:textarea-vertical-align="middle" draw:auto-grow-height="false" fo:min-height="0.664cm" fo:min-width="6.744cm"/>
      <style:paragraph-properties fo:text-align="center"/>
    </style:style>
    <style:style style:name="gr14" style:family="graphic">
      <style:graphic-properties draw:textarea-horizontal-align="justify" draw:textarea-vertical-align="middle" draw:auto-grow-height="false" fo:min-height="0.399cm" fo:min-width="2.93cm"/>
      <style:paragraph-properties fo:text-align="center"/>
    </style:style>
    <style:style style:name="gr15" style:family="graphic">
      <style:graphic-properties draw:textarea-horizontal-align="justify" draw:textarea-vertical-align="middle" draw:auto-grow-height="false" fo:min-height="3.24cm" fo:min-width="0.545cm"/>
      <style:paragraph-properties fo:text-align="center"/>
    </style:style>
    <style:style style:name="gr16" style:family="graphic">
      <style:graphic-properties draw:textarea-horizontal-align="justify" draw:textarea-vertical-align="middle" draw:auto-grow-height="false" fo:min-height="3.958cm" fo:min-width="0.545cm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664cm" fo:min-width="7.921cm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452cm" fo:min-width="2.99cm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3.08cm" fo:min-width="0.545cm"/>
      <style:paragraph-properties fo:text-align="center"/>
    </style:style>
    <style:style style:name="gr20" style:family="graphic">
      <style:graphic-properties draw:textarea-horizontal-align="justify" draw:textarea-vertical-align="middle" draw:auto-grow-height="false" fo:min-height="0.664cm" fo:min-width="5.002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weight="bold"/>
    </style:style>
  </office:automatic-styles>
  <office:body>
    <office:spreadsheet>
      <table:table table:name="Diagrama_2" table:style-name="ta1">
        <table:shapes>
          <draw:custom-shape draw:z-index="0" draw:name="Forma 1" draw:style-name="gr1" draw:text-style-name="P1" svg:width="1.012cm" svg:height="1.886cm" svg:x="20.771cm" svg:y="6.3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Forma 2" draw:style-name="gr2" draw:text-style-name="P1" svg:width="4.932cm" svg:height="0.479cm" svg:x="18.875cm" svg:y="8.1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z-index="2" draw:name="Forma 3" draw:style-name="gr3" draw:text-style-name="P2" svg:width="0.545cm" svg:height="1.78cm" svg:x="15.857cm" svg:y="10.358cm">
            <text:p text:style-name="P2">1<text:line-break/>:<text:line-break/>M</text:p>
            <draw:enhanced-geometry svg:viewBox="0 0 21600 21600" draw:type="rectangle" draw:enhanced-path="M 0 0 L 21600 0 21600 21600 0 21600 0 0 Z N"/>
          </draw:custom-shape>
          <draw:custom-shape draw:z-index="3" draw:name="Forma 4" draw:style-name="gr4" draw:text-style-name="P1" svg:width="3.062cm" svg:height="0.664cm" svg:x="15.727cm" svg:y="18.301cm">
            <text:p/>
            <draw:enhanced-geometry svg:viewBox="0 0 21600 21600" draw:type="rectangle" draw:enhanced-path="M 0 0 L 21600 0 21600 21600 0 21600 0 0 Z N"/>
          </draw:custom-shape>
          <draw:custom-shape draw:z-index="4" draw:name="Forma 5" draw:style-name="gr5" draw:text-style-name="P2" svg:width="0.545cm" svg:height="2.364cm" svg:x="15.727cm" svg:y="16.628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5" draw:name="Forma 6" draw:style-name="gr6" draw:text-style-name="P1" svg:width="4.262cm" svg:height="0.399cm" svg:x="26.351cm" svg:y="14.077cm">
            <text:p/>
            <draw:enhanced-geometry svg:viewBox="0 0 21600 21600" draw:type="rectangle" draw:enhanced-path="M 0 0 L 21600 0 21600 21600 0 21600 0 0 Z N"/>
          </draw:custom-shape>
          <draw:custom-shape draw:z-index="6" draw:name="Forma 7" draw:style-name="gr7" draw:text-style-name="P2" svg:width="0.545cm" svg:height="2.79cm" svg:x="26.094cm" svg:y="11.714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7" draw:name="Forma 8" draw:style-name="gr8" draw:text-style-name="P2" svg:width="0.545cm" svg:height="2.656cm" svg:x="21.047cm" svg:y="14.901cm"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z-index="8" draw:name="Forma 9" draw:style-name="gr9" draw:text-style-name="P2" svg:width="9.608cm" svg:height="0.664cm" svg:x="21.026cm" svg:y="14.82cm">
            <text:p text:style-name="P2">M:1</text:p>
            <draw:enhanced-geometry svg:viewBox="0 0 21600 21600" draw:type="rectangle" draw:enhanced-path="M 0 0 L 21600 0 21600 21600 0 21600 0 0 Z N"/>
          </draw:custom-shape>
          <draw:custom-shape draw:z-index="9" draw:name="Forma 10" draw:style-name="gr10" draw:text-style-name="P2" svg:width="10.488cm" svg:height="0.452cm" svg:x="28.995cm" svg:y="10.757cm">
            <text:p text:style-name="P2">1: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a 11" draw:style-name="gr11" draw:text-style-name="P2" svg:width="0.545cm" svg:height="4.754cm" svg:x="41.672cm" svg:y="13.972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11" draw:name="Forma 12" draw:style-name="gr12" draw:text-style-name="P2" svg:width="5.596cm" svg:height="0.452cm" svg:x="36.552cm" svg:y="18.328cm">
            <text:p text:style-name="P2">M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a 13" draw:style-name="gr13" draw:text-style-name="P2" svg:width="6.744cm" svg:height="0.664cm" svg:x="23.866cm" svg:y="18.965cm">
            <text:p text:style-name="P2">1:M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1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>
            <text:p>Usuari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id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nombreDeUsuario: Str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clave: Str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+login(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+logout(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Cliente</text:p>
          </table:table-cell>
          <table:table-cell/>
          <table:table-cell table:style-name="ce3"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domicilio: String</text:p>
          </table:table-cell>
          <table:table-cell/>
          <table:table-cell table:style-name="ce5" office:value-type="string" calcext:value-type="string">
            <text:p>-cargo: 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mail: String</text:p>
          </table:table-cell>
          <table:table-cell/>
          <table:table-cell table:style-name="ce5" office:value-type="string" calcext:value-type="string">
            <text:p>-departamento: 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telefono: String</text:p>
          </table:table-cell>
          <table:table-cell/>
          <table:table-cell table:style-name="ce5" office:value-type="string" calcext:value-type="string">
            <text:p>-almacen: Almac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/>
          <table:table-cell table:style-name="ce4" office:value-type="string" calcext:value-type="string">
            <text:p>Metodo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+comprar<text:span text:style-name="T1">()</text:span></text:p>
          </table:table-cell>
          <table:table-cell/>
          <table:table-cell table:style-name="ce5" office:value-type="string" calcext:value-type="string">
            <text:p>+agregarProducto(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+modificarProducto()</text:p>
          </table:table-cell>
          <table:table-cell table:number-columns-repeated="3"/>
          <table:table-cell table:style-name="ce3" office:value-type="string" calcext:value-type="string">
            <text:p>Pedido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" office:value-type="string" calcext:value-type="string">
            <text:p>+eliminarProducto()</text:p>
          </table:table-cell>
          <table:table-cell table:number-columns-repeated="3"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" office:value-type="string" calcext:value-type="string">
            <text:p>+pedidoProducto<text:span text:style-name="T1">()</text:span></text:p>
          </table:table-cell>
          <table:table-cell table:number-columns-repeated="3"/>
          <table:table-cell table:style-name="ce5" office:value-type="string" calcext:value-type="string">
            <text:p>-idPedido: in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office:value-type="string" calcext:value-type="string">
            <text:p>-producto: Product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Compra</text:p>
          </table:table-cell>
          <table:table-cell table:number-columns-repeated="5"/>
          <table:table-cell table:style-name="ce5"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 table:number-columns-repeated="3"/>
          <table:table-cell table:style-name="ce3" office:value-type="string" calcext:value-type="string">
            <text:p>Almacen</text:p>
          </table:table-cell>
          <table:table-cell/>
          <table:table-cell table:style-name="ce5" office:value-type="string" calcext:value-type="string">
            <text:p>-fecha: LocalDat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idCompra: int</text:p>
          </table:table-cell>
          <table:table-cell table:number-columns-repeated="3"/>
          <table:table-cell table:style-name="ce4" office:value-type="string" calcext:value-type="string">
            <text:p>Atributos</text:p>
          </table:table-cell>
          <table:table-cell/>
          <table:table-cell table:style-name="ce6" office:value-type="string" calcext:value-type="string">
            <text:p>-solicitado: Admin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comprador: Cliente</text:p>
          </table:table-cell>
          <table:table-cell table:number-columns-repeated="3"/>
          <table:table-cell table:style-name="ce5" office:value-type="string" calcext:value-type="string">
            <text:p>-idAlmacen: int</text:p>
          </table:table-cell>
          <table:table-cell/>
          <table:table-cell table:style-name="ce6" office:value-type="string" calcext:value-type="string">
            <text:p>-proveedor: String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producto: Producto</text:p>
          </table:table-cell>
          <table:table-cell table:number-columns-repeated="3"/>
          <table:table-cell table:style-name="ce5" office:value-type="string" calcext:value-type="string">
            <text:p>-productos: Set&lt;Producto&gt;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cantidadComprada: int</text:p>
          </table:table-cell>
          <table:table-cell table:number-columns-repeated="3"/>
          <table:table-cell table:style-name="ce4"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fechaCompra: LocalDate</text:p>
          </table:table-cell>
          <table:table-cell table:number-columns-repeated="3"/>
          <table:table-cell table:style-name="ce5" office:value-type="string" calcext:value-type="string">
            <text:p>¿ -productosEnPuntoCritico() ?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3"/>
          <table:table-cell table:style-name="ce5" office:value-type="string" calcext:value-type="string">
            <text:p>+verStockDeProductos(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VerificarStock<text:span text:style-name="T1">()</text:span></text:p>
          </table:table-cell>
          <table:table-cell table:number-columns-repeated="9"/>
          <table:table-cell office:value-type="string" calcext:value-type="string">
            <text:p>Posible eliminacion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3" office:value-type="string" calcext:value-type="string">
            <text:p>Lot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" office:value-type="string" calcext:value-type="string">
            <text:p>Atributos</text:p>
          </table:table-cell>
          <table:table-cell table:number-columns-repeated="5"/>
          <table:table-cell table:style-name="ce3" office:value-type="string" calcext:value-type="string">
            <text:p>Proveedor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3" office:value-type="string" calcext:value-type="string">
            <text:p>Producto</text:p>
          </table:table-cell>
          <table:table-cell table:number-columns-repeated="2"/>
          <table:table-cell table:style-name="ce5" office:value-type="string" calcext:value-type="string">
            <text:p>-idLote: int</text:p>
          </table:table-cell>
          <table:table-cell table:number-columns-repeated="5"/>
          <table:table-cell table:style-name="ce4" office:value-type="string" calcext:value-type="string">
            <text:p>Atributos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2"/>
          <table:table-cell table:style-name="ce5" office:value-type="string" calcext:value-type="string">
            <text:p>-fechaIngreso: LocalDate</text:p>
          </table:table-cell>
          <table:table-cell table:number-columns-repeated="5"/>
          <table:table-cell table:style-name="ce5" office:value-type="string" calcext:value-type="string">
            <text:p>-idProveedor: int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int idProduto: int</text:p>
          </table:table-cell>
          <table:table-cell table:number-columns-repeated="2"/>
          <table:table-cell table:style-name="ce6" office:value-type="string" calcext:value-type="string">
            <text:p>-pedido: Pedido</text:p>
          </table:table-cell>
          <table:table-cell table:number-columns-repeated="5"/>
          <table:table-cell table:style-name="ce14" office:value-type="string" calcext:value-type="string">
            <text:p>-nombre: String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nombreProducto: String</text:p>
          </table:table-cell>
          <table:table-cell table:number-columns-repeated="2"/>
          <table:table-cell table:style-name="ce4" office:value-type="string" calcext:value-type="string">
            <text:p>Metodos</text:p>
          </table:table-cell>
          <table:table-cell table:number-columns-repeated="5"/>
          <table:table-cell table:style-name="ce5" office:value-type="string" calcext:value-type="string">
            <text:p>-contacto: String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descripcion: String</text:p>
          </table:table-cell>
          <table:table-cell table:number-columns-repeated="2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precio: floa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Critica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enVenta: bool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1">
            <text:p>Aclaraciones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1. El agregarProducto, crea un poducto para vender, e inicia un pedido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2. El modificarProducto puede cambiar todo menos la cantidad del Producto y obviamente el id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3. El eliminarProducto, hace una baja logica, en caso de que un producto se lo quiera sacar del catalogo se pone el atributo enVenta de producto en false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4. Se elimina la clase Proveedor por un striing, y se modifica la relacion de Pedido a Lote de forma directa. Se eliminan atributos propios del pedido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1">
            <text:p>Posible Modificaciones: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1. Modificar Lote a que no se cargue automatico, sino que el Admin tenga una notificacion en el frontend, y le de el “Ok” a la alta del lote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2. La gestion de informes de ventas.</text:p>
          </table:table-cell>
          <table:covered-table-cell table:number-columns-repeated="6" table:style-name="ce5"/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a" table:style-name="ta1">
        <table:shapes>
          <draw:custom-shape draw:z-index="0" draw:name="Forma 1" draw:style-name="gr1" draw:text-style-name="P1" svg:width="1.012cm" svg:height="1.886cm" svg:x="20.771cm" svg:y="6.3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Forma 2" draw:style-name="gr2" draw:text-style-name="P1" svg:width="4.932cm" svg:height="0.479cm" svg:x="18.875cm" svg:y="8.1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z-index="2" draw:name="Forma 3" draw:style-name="gr3" draw:text-style-name="P2" svg:width="0.545cm" svg:height="1.78cm" svg:x="15.857cm" svg:y="10.358cm">
            <text:p text:style-name="P2">1<text:line-break/>:<text:line-break/>M</text:p>
            <draw:enhanced-geometry svg:viewBox="0 0 21600 21600" draw:type="rectangle" draw:enhanced-path="M 0 0 L 21600 0 21600 21600 0 21600 0 0 Z N"/>
          </draw:custom-shape>
          <draw:custom-shape draw:z-index="3" draw:name="Forma 4" draw:style-name="gr4" draw:text-style-name="P1" svg:width="3.062cm" svg:height="0.664cm" svg:x="15.727cm" svg:y="18.301cm">
            <text:p/>
            <draw:enhanced-geometry svg:viewBox="0 0 21600 21600" draw:type="rectangle" draw:enhanced-path="M 0 0 L 21600 0 21600 21600 0 21600 0 0 Z N"/>
          </draw:custom-shape>
          <draw:custom-shape draw:z-index="4" draw:name="Forma 5" draw:style-name="gr5" draw:text-style-name="P2" svg:width="0.545cm" svg:height="2.364cm" svg:x="15.727cm" svg:y="16.628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5" draw:name="Forma 6" draw:style-name="gr14" draw:text-style-name="P1" svg:width="2.93cm" svg:height="0.399cm" svg:x="26.012cm" svg:y="12.271cm">
            <text:p/>
            <draw:enhanced-geometry svg:viewBox="0 0 21600 21600" draw:type="rectangle" draw:enhanced-path="M 0 0 L 21600 0 21600 21600 0 21600 0 0 Z N"/>
          </draw:custom-shape>
          <draw:custom-shape draw:z-index="6" draw:name="Forma 7" draw:style-name="gr15" draw:text-style-name="P2" svg:width="0.545cm" svg:height="3.24cm" svg:x="26.06cm" svg:y="9.483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7" draw:name="Forma 8" draw:style-name="gr16" draw:text-style-name="P2" svg:width="0.545cm" svg:height="3.958cm" svg:x="21.047cm" svg:y="13.573cm"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z-index="8" draw:name="Forma 9" draw:style-name="gr17" draw:text-style-name="P2" svg:width="7.921cm" svg:height="0.664cm" svg:x="21.024cm" svg:y="13.573cm">
            <text:p text:style-name="P2">M:1</text:p>
            <draw:enhanced-geometry svg:viewBox="0 0 21600 21600" draw:type="rectangle" draw:enhanced-path="M 0 0 L 21600 0 21600 21600 0 21600 0 0 Z N"/>
          </draw:custom-shape>
          <draw:custom-shape draw:z-index="9" draw:name="Forma 10" draw:style-name="gr18" draw:text-style-name="P2" svg:width="2.99cm" svg:height="0.452cm" svg:x="34.035cm" svg:y="11.926cm">
            <text:p text:style-name="P2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a 11" draw:style-name="gr19" draw:text-style-name="P2" svg:width="0.545cm" svg:height="3.08cm" svg:x="39.074cm" svg:y="14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11" draw:name="Forma 12" draw:style-name="gr18" draw:text-style-name="P2" svg:width="2.99cm" svg:height="0.452cm" svg:x="34.096cm" svg:y="18.514cm">
            <text:p text:style-name="P2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a 13" draw:style-name="gr20" draw:text-style-name="P2" svg:width="5.002cm" svg:height="0.664cm" svg:x="23.866cm" svg:y="18.965cm">
            <text:p text:style-name="P2">1:M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1" table:default-cell-style-name="ce2"/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7"/>
          <table:table-cell table:style-name="ce3" office:value-type="string" calcext:value-type="string">
            <text:p>Usuario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id: in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nombreDeUsuario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clave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Metod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in(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out()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3" office:value-type="string" calcext:value-type="string">
            <text:p>Cliente</text:p>
          </table:table-cell>
          <table:table-cell/>
          <table:table-cell table:style-name="ce3" office:value-type="string" calcext:value-type="string">
            <text:p>Admi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domicilio: String</text:p>
          </table:table-cell>
          <table:table-cell/>
          <table:table-cell table:style-name="ce5" office:value-type="string" calcext:value-type="string">
            <text:p>-carg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mail: String</text:p>
          </table:table-cell>
          <table:table-cell/>
          <table:table-cell table:style-name="ce5" office:value-type="string" calcext:value-type="string">
            <text:p>-departament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telefono: String</text:p>
          </table:table-cell>
          <table:table-cell/>
          <table:table-cell table:style-name="ce5" office:value-type="string" calcext:value-type="string">
            <text:p>-almacen: Almac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+comprar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Almacen</text:p>
          </table:table-cell>
          <table:table-cell/>
          <table:table-cell table:style-name="ce3" office:value-type="string" calcext:value-type="string">
            <text:p>Pedido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idAlmacen: int</text:p>
          </table:table-cell>
          <table:table-cell/>
          <table:table-cell table:style-name="ce5" office:value-type="string" calcext:value-type="string">
            <text:p>-idPedido: in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productos: Set&lt;Producto&gt;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Compra</text:p>
          </table:table-cell>
          <table:table-cell table:number-columns-repeated="2"/>
          <table:table-cell table:style-name="ce4" office:value-type="string" calcext:value-type="string">
            <text:p>Metodos</text:p>
          </table:table-cell>
          <table:table-cell/>
          <table:table-cell table:style-name="ce5"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 table:number-columns-repeated="2"/>
          <table:table-cell table:style-name="ce5" office:value-type="string" calcext:value-type="string">
            <text:p>+agregarProducto()</text:p>
          </table:table-cell>
          <table:table-cell/>
          <table:table-cell table:style-name="ce5" office:value-type="string" calcext:value-type="string">
            <text:p>-fecha: LocalDat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idCompra: int</text:p>
          </table:table-cell>
          <table:table-cell table:number-columns-repeated="2"/>
          <table:table-cell table:style-name="ce5" office:value-type="string" calcext:value-type="string">
            <text:p>+modificarProducto()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comprador: Cliente</text:p>
          </table:table-cell>
          <table:table-cell table:number-columns-repeated="2"/>
          <table:table-cell table:style-name="ce5" office:value-type="string" calcext:value-type="string">
            <text:p>+eliminarProducto()</text:p>
          </table:table-cell>
          <table:table-cell/>
          <table:table-cell table:style-name="ce6" office:value-type="string" calcext:value-type="string">
            <text:p>-almacen: Almacen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producto: Producto</text:p>
          </table:table-cell>
          <table:table-cell table:number-columns-repeated="2"/>
          <table:table-cell table:style-name="ce5" office:value-type="string" calcext:value-type="string">
            <text:p>+verStockDeProductos(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cantidadComprada: int</text:p>
          </table:table-cell>
          <table:table-cell table:number-columns-repeated="2"/>
          <table:table-cell table:style-name="ce5" office:value-type="string" calcext:value-type="string">
            <text:p>+pedidoProducto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fechaCompra: LocalDat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Verific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Lot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3" office:value-type="string" calcext:value-type="string">
            <text:p>Proveed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" office:value-type="string" calcext:value-type="string">
            <text:p>Producto</text:p>
          </table:table-cell>
          <table:table-cell/>
          <table:table-cell table:style-name="ce5" office:value-type="string" calcext:value-type="string">
            <text:p>-idLote: int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/>
          <table:table-cell table:style-name="ce5" office:value-type="string" calcext:value-type="string">
            <text:p>-idProveedor: i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int idProduto: int</text:p>
          </table:table-cell>
          <table:table-cell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pedido: Pedido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nombreProducto: String</text:p>
          </table:table-cell>
          <table:table-cell/>
          <table:table-cell table:style-name="ce5" office:value-type="string" calcext:value-type="string">
            <text:p>-fechaIngreso: LocalDate</text:p>
          </table:table-cell>
          <table:table-cell/>
          <table:table-cell table:style-name="ce5" office:value-type="string" calcext:value-type="string">
            <text:p>-contacto: Str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descripcion: String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precio: float</text:p>
          </table:table-cell>
          <table:table-cell/>
          <table:table-cell table:style-name="ce4"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Critica: int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rradore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008" table:default-cell-style-name="ce1"/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id: 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nombreDeUsuario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clave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tod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in(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out(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office:value-type="string" calcext:value-type="string">
            <text:p>Atribut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domicilio: String</text:p>
          </table:table-cell>
          <table:table-cell/>
          <table:table-cell office:value-type="string" calcext:value-type="string">
            <text:p>-carg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mail: String</text:p>
          </table:table-cell>
          <table:table-cell/>
          <table:table-cell office:value-type="string" calcext:value-type="string">
            <text:p>-departament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telefono: String</text:p>
          </table:table-cell>
          <table:table-cell/>
          <table:table-cell office:value-type="string" calcext:value-type="string">
            <text:p>-productos: Set&lt;Producto&gt;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/>
          <table:table-cell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+comprar<text:span text:style-name="T1">()</text:span></text:p>
          </table:table-cell>
          <table:table-cell/>
          <table:table-cell office:value-type="string" calcext:value-type="string">
            <text:p>+agregarProducto(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+modificarProducto()</text:p>
          </table:table-cell>
          <table:table-cell table:number-columns-repeated="4"/>
          <table:table-cell office:value-type="string" calcext:value-type="string">
            <text:p>Producto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eliminarProducto()</text:p>
          </table:table-cell>
          <table:table-cell table:number-columns-repeated="4"/>
          <table:table-cell office:value-type="string" calcext:value-type="string">
            <text:p>Atributos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verStockDeProductos<text:span text:style-name="T1">()</text:span></text:p>
          </table:table-cell>
          <table:table-cell table:number-columns-repeated="4"/>
          <table:table-cell office:value-type="string" calcext:value-type="string">
            <text:p>-int idProduto: int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nombreProducto: Str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descripcion: String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Pedido</text:p>
          </table:table-cell>
          <table:table-cell table:number-columns-repeated="2"/>
          <table:table-cell office:value-type="string" calcext:value-type="string">
            <text:p>-precio: floa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Atributos</text:p>
          </table:table-cell>
          <table:table-cell table:number-columns-repeated="2"/>
          <table:table-cell office:value-type="string" calcext:value-type="string">
            <text:p>-cantidad: in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-idPedido: int</text:p>
          </table:table-cell>
          <table:table-cell table:number-columns-repeated="2"/>
          <table:table-cell office:value-type="string" calcext:value-type="string">
            <text:p>-cantidadCritica: in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/>
          <table:table-cell table:style-name="Default"/>
          <table:table-cell/>
          <table:table-cell office:value-type="string" calcext:value-type="string">
            <text:p>-producto: Producto</text:p>
          </table:table-cell>
          <table:table-cell table:number-columns-repeated="2"/>
          <table:table-cell office:value-type="string" calcext:value-type="string">
            <text:p>Metodo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table:style-name="Default"/>
          <table:table-cell/>
          <table:table-cell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idCompra: int</text:p>
          </table:table-cell>
          <table:table-cell/>
          <table:table-cell table:style-name="Default"/>
          <table:table-cell/>
          <table:table-cell office:value-type="string" calcext:value-type="string">
            <text:p>-fechaIngreso: LocalDat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comprador: Cliente</text:p>
          </table:table-cell>
          <table:table-cell/>
          <table:table-cell table:style-name="Default"/>
          <table:table-cell/>
          <table:table-cell office:value-type="string" calcext:value-type="string">
            <text:p>-proveedor: Strin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producto: ProductoSistema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cantidadComprada: int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fechaCompra: LocalD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3T16:01:07.505000000</dc:date>
    <meta:editing-duration>PT2H26M28S</meta:editing-duration>
    <meta:editing-cycles>32</meta:editing-cycles>
    <meta:generator>LibreOffice/7.3.4.2$Windows_X86_64 LibreOffice_project/728fec16bd5f605073805c3c9e7c4212a0120dc5</meta:generator>
    <meta:document-statistic meta:table-count="3" meta:cell-count="199" meta:object-count="26"/>
  </office:meta>
</office:document-meta>
</file>